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f89d01f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fa8da1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2" style:family="text">
      <style:text-properties fo:color="#000000" loext:opacity="100%" style:font-name="Liberation Sans" fo:font-size="12pt" style:font-size-asian="12pt" style:font-size-complex="12pt"/>
    </style:style>
    <style:style style:name="T18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officeooo:rsid="04473353"/>
    </style:style>
    <style:style style:name="T26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officeooo:rsid="0e80285f"/>
    </style:style>
    <style:style style:name="T270" style:family="text">
      <style:text-properties officeooo:rsid="0e838e2a"/>
    </style:style>
    <style:style style:name="T271" style:family="text">
      <style:text-properties officeooo:rsid="0e83c34e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officeooo:rsid="0f0ca65a"/>
    </style:style>
    <style:style style:name="T280" style:family="text">
      <style:text-properties officeooo:rsid="0f894f65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54">C</text:span></text:span><text:span text:style-name="Strong_20_Emphasis"><text:span text:style-name="T153">hecklist voor </text:span></text:span><text:span text:style-name="Strong_20_Emphasis"><text:span text:style-name="T155">de installatie</text:span></text:span><text:span text:style-name="Strong_20_Emphasis"><text:span text:style-name="T153"> van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60"><text:user-field-get text:name="Version">22.04 LTS</text:user-field-get></text:span></text:span><text:span text:style-name="Strong_20_Emphasis"><text:span text:style-name="T157"><text:note text:id="ftn1" text:note-class="footnote"><text:note-citation>1</text:note-citation><text:note-body><text:p text:style-name="P68"><text:span text:style-name="T188">LTS</text:span><text:span text:style-name="T196"> </text:span><text:span text:style-name="T197">staat voor</text:span><text:span text:style-name="T195"> </text:span><text:span text:style-name="T188">Long-Term Support, langetermijnondersteuning, </text:span><text:span text:style-name="T198">en </text:span><text:span text:style-name="T199">d</text:span><text:span text:style-name="T198">eze </text:span><text:span text:style-name="Strong_20_Emphasis"><text:span text:style-name="T203"><text:user-field-get text:name="Distro">Ubuntu</text:user-field-get></text:span></text:span><text:span text:style-name="T198"><text:s/></text:span><text:span text:style-name="T204"><text:user-field-get text:name="Version">22.04 LTS</text:user-field-get></text:span><text:span text:style-name="T204"><text:s/></text:span><text:span text:style-name="Strong_20_Emphasis"><text:span text:style-name="T205"><text:user-field-get text:name="Edition">Server</text:user-field-get></text:span></text:span><text:span text:style-name="T198"><text:s/></text:span><text:span text:style-name="T200">(codenaam </text:span><text:span text:style-name="T202">j</text:span><text:span text:style-name="T272">ammy</text:span><text:span text:style-name="T200">) </text:span><text:span text:style-name="T197">van</text:span><text:span text:style-name="T194"> </text:span><text:span text:style-name="T192">april</text:span><text:span text:style-name="T190"> </text:span><text:span text:style-name="Strong_20_Emphasis"><text:span text:style-name="T84"><text:user-field-get style:data-style-name="N0" text:name="Releaseyear">2022</text:user-field-get></text:span></text:span><text:span text:style-name="T192"><text:s/></text:span><text:span text:style-name="T188">wordt </text:span><text:span text:style-name="T189">vijf</text:span><text:span text:style-name="T188"> jaar onder</text:span><text:span text:style-name="T201">steund</text:span><text:span text:style-name="T193"> </text:span><text:span text:style-name="T188">tot </text:span><text:span text:style-name="T192">april</text:span><text:span text:style-name="T187"> </text:span><text:span text:style-name="T188">202</text:span><text:span text:style-name="T192">7</text:span><text:span text:style-name="T191">.</text:span></text:p></text:note-body></text:note></text:span></text:span><text:span text:style-name="Strong_20_Emphasis"><text:span text:style-name="T158"><text:s/></text:span></text:span><text:span text:style-name="Strong_20_Emphasis"><text:span text:style-name="T159"><text:user-field-get text:name="Edition">Server</text:user-field-get></text:span></text:span><text:span text:style-name="Strong_20_Emphasis"><text:span text:style-name="T156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279">ONDERSTREEPTE</text:span></text:span><text:span text:style-name="T1"> </text:span><text:span text:style-name="T15">woorden</text:span><text:span text:style-name="T14"> het</text:span><text:span text:style-name="Strong_20_Emphasis"><text:span text:style-name="T211"> </text:span></text:span><text:span text:style-name="Strong_20_Emphasis"><text:span text:style-name="T212">tekstvak</text:span></text:span><text:span text:style-name="T15"> </text:span><text:span text:style-name="T20">in,</text:span><text:span text:style-name="T15"> </text:span><text:span text:style-name="T231">zie </text:span><text:span text:style-name="T262">[</text:span><text:span text:style-name="T231">toelichting</text:span><text:span text:style-name="T262">]</text:span><text:span text:style-name="T15">:</text:span></text:p>
      <text:p text:style-name="P1"><text:span text:style-name="Definition"><text:span text:style-name="T24">GEBRUIKER</text:span></text:span><text:span text:style-name="T239"><text:tab/><text:tab/></text:span><text:span text:style-name="T261"> <text:tab/><text:tab/></text:span><text:span text:style-name="T240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240"><text:tab/></text:span><text:span text:style-name="T241">[</text:span><text:span text:style-name="T234">volledige naam, bijv. </text:span><text:span text:style-name="T235">J</text:span><text:span text:style-name="T259">a</text:span><text:span text:style-name="T235">n </text:span><text:span text:style-name="T259">Jansen</text:span><text:span text:style-name="T260">]</text:span></text:p>
      <text:p text:style-name="P56"><text:span text:style-name="Definition"><text:span text:style-name="T233">g</text:span></text:span><text:span text:style-name="Definition">ebruikersnaam</text:span><text:span text:style-name="T232"><text:tab/></text:span><text:span text:style-name="T232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232"><text:tab/></text:span><text:span text:style-name="T8">[</text:span><text:span text:style-name="T7">korte naam, bijv. </text:span><text:span text:style-name="T165">j</text:span><text:span text:style-name="T166">a</text:span><text:span text:style-name="T165">n</text:span><text:span text:style-name="T167">]</text:span></text:p>
      <text:p text:style-name="P3"><text:span text:style-name="Definition"><text:span text:style-name="T280">servernaam</text:span></text:span><text:span text:style-name="T242"><text:tab/><text:tab/><text:tab/></text:span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text:tab/><text:span text:style-name="T247">[</text:span><text:span text:style-name="T243">naam van de </text:span><text:span text:style-name="T248">server</text:span><text:span text:style-name="T244">, </text:span><text:span text:style-name="T245">bijv. </text:span><text:span text:style-name="T248">sv</text:span><text:span text:style-name="T246">02</text:span><text:span text:style-name="T247">]</text:span></text:p>
      <text:p text:style-name="P2"><text:span text:style-name="Definition"><text:span text:style-name="T250">GEBRUIKER</text:span></text:span><text:span text:style-name="T249"><text:tab/><text:tab/></text:span><text:span text:style-name="T261"> <text:tab/><text:tab/></text:span><text:span text:style-name="T240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240"><text:tab/></text:span><text:span text:style-name="T241">[</text:span><text:span text:style-name="T234">volledige naam </text:span><text:span text:style-name="T236">evt. </text:span><text:span text:style-name="T238">extra </text:span><text:span text:style-name="T236">gebruiker</text:span><text:span text:style-name="T237">]</text:span></text:p>
      <text:p text:style-name="P50"><text:span text:style-name="Definition"><text:span text:style-name="T250">GEBRUIKERSN</text:span></text:span><text:span text:style-name="Definition"><text:span text:style-name="T251">aa</text:span></text:span><text:span text:style-name="Definition"><text:span text:style-name="T250">M</text:span></text:span><text:span text:style-name="Definition"><text:span text:style-name="T254"><text:tab/></text:span></text:span><text:span text:style-name="T232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232"><text:tab/></text:span><text:span text:style-name="T253">[</text:span><text:span text:style-name="T252">korte naam</text:span><text:span text:style-name="T255"> </text:span><text:span text:style-name="T256">evt. </text:span><text:span text:style-name="T258">extra </text:span><text:span text:style-name="T256">gebruiker</text:span><text:span text:style-name="T257">]</text:span></text:p>
      <text:p text:style-name="P4"><text:span text:style-name="T168">Vervang </text:span><text:span text:style-name="T172">de</text:span><text:span text:style-name="T168"> </text:span><text:span text:style-name="Definition"><text:span text:style-name="T25">ONDERSTREEPTE</text:span></text:span><text:span text:style-name="T168"> </text:span><text:span text:style-name="T169">woorden </text:span><text:span text:style-name="T168">in deze checklist door </text:span><text:span text:style-name="T172">d</text:span><text:span text:style-name="T173">i</text:span><text:span text:style-name="T172">e </text:span><text:span text:style-name="T171">in </text:span><text:span text:style-name="T173">het</text:span><text:span text:style-name="Strong_20_Emphasis"><text:span text:style-name="T49"> </text:span></text:span><text:span text:style-name="Strong_20_Emphasis"><text:span text:style-name="T61">tekstvak</text:span></text:span><text:span text:style-name="T168">.</text:span></text:p>
      <text:p text:style-name="P36"/>
      <text:p text:style-name="P36"/>
      <text:p text:style-name="P5"><text:span text:style-name="T178">Nieuwe installatie?</text:span><text:span text:style-name="T170"><text:tab/></text:span><text:span text:style-name="T175"></text:span><text:span text:style-name="T177"><text:tab/></text:span><text:span text:style-name="T176">B</text:span><text:span text:style-name="T170">egin bij hoofdstuk </text:span><text:span text:style-name="T178"><text:bookmark-ref text:reference-format="page" text:ref-name="__RefNumPara__4009_1271708128">2</text:bookmark-ref></text:span><text:span text:style-name="T170"><text:s text:c="2"/></text:span><text:span text:style-name="T179"><text:bookmark-ref text:reference-format="text" text:ref-name="__RefNumPara__4009_1271708128">Installatie uitvoeren</text:bookmark-ref></text:span><text:span text:style-name="T174">.</text:span></text:p>
      <text:p text:style-name="P23"/>
      <text:p text:style-name="P23"/>
      <text:list xml:id="list3807623802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5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41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8"><text:span text:style-name="User_20_Entry"><text:span text:style-name="T83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77">gebruiker</text:span></text:span><text:span text:style-name="User_20_Entry"><text:span text:style-name="T118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3" text:note-class="footnote"><text:note-citation>3</text:note-citation><text:note-body><text:p text:style-name="P55"><text:span text:style-name="T270">Debian-</text:span><text:span text:style-name="T271">p</text:span>akket kz plaatst documenten en scripts van Karel Zimmer <text:span text:style-name="T269">(zie 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3"/></text:span></text:p>
          </table:table-cell>
          <table:table-cell table:style-name="_31_._5f_Installatie_5f_voorbereiden.D4" office:value-type="string">
            <text:p text:style-name="P70"><text:span text:style-name="T5">Typ </text:span><text:span text:style-name="Strong_20_Emphasis"><text:span text:style-name="T45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44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6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3"><text:span text:style-name="Strong_20_Emphasis"><text:span text:style-name="T4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3"/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64">Selecteer</text:span></text:span><text:span text:style-name="Strong_20_Emphasis"><text:span text:style-name="T47"> </text:span></text:span><text:span text:style-name="Strong_20_Emphasis"><text:span text:style-name="T73">1 - Installatie voorbereide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8"/>
      <text:list xml:id="list90253477600793" text:continue-numbering="true" text:style-name="L1">
        <text:list-item>
          <text:p text:style-name="P78"><text:bookmark-start text:name="__RefNumPara__4009_1271708128"/><text:span text:style-name="Strong_20_Emphasis"><text:span text:style-name="T180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6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2">Start de computer op vanaf</text:span><text:span text:style-name="T182"><text:note text:id="ftn4" text:note-class="footnote"><text:note-citation>1</text:note-citation><text:note-body><text:p text:style-name="P73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 </text:span></text:span><text:span text:style-name="Definition"><text:span text:style-name="T283">E</text:span></text:span><text:span text:style-name="Definition"><text:span text:style-name="T273">sc</text:span></text:span><text:span text:style-name="Definition"><text:span text:style-name="T143">, </text:span></text:span><text:span text:style-name="Definition"><text:span text:style-name="T274">D</text:span></text:span><text:span text:style-name="Definition"><text:span text:style-name="T273">elete</text:span></text:span><text:span text:style-name="Definition"><text:span text:style-name="T143">, </text:span></text:span><text:span text:style-name="Definition"><text:span text:style-name="T274">F</text:span></text:span><text:span text:style-name="Definition"><text:span text:style-name="T273">1</text:span></text:span><text:span text:style-name="Definition"><text:span text:style-name="T143">, </text:span></text:span><text:span text:style-name="Definition"><text:span text:style-name="T273">F2</text:span></text:span><text:span text:style-name="Definition"><text:span text:style-name="T143">, </text:span></text:span><text:span text:style-name="Definition"><text:span text:style-name="T274">F9, </text:span></text:span><text:span text:style-name="Definition"><text:span text:style-name="T275">F10, F11, </text:span></text:span><text:span text:style-name="Definition"><text:span text:style-name="T276">of</text:span></text:span><text:span text:style-name="Definition"><text:span text:style-name="T275"> </text:span></text:span><text:span text:style-name="Definition"><text:span text:style-name="T274">F12</text:span></text:span><text:span text:style-name="T140">.</text:span></text:p></text:note-body></text:note></text:span><text:span text:style-name="T182"> </text:span><text:span text:style-name="T185">een </text:span><text:span text:style-name="Strong_20_Emphasis"><text:span text:style-name="T163"><text:user-field-get text:name="Distro">Ubuntu</text:user-field-get></text:span></text:span><text:span text:style-name="T181"><text:s/></text:span><text:span text:style-name="T164"><text:user-field-get text:name="Version">22.04 LTS</text:user-field-get></text:span><text:span text:style-name="T78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78">Live</text:span><text:span text:style-name="T78"><text:note text:id="ftn5" text:note-class="footnote"><text:note-citation>2</text:note-citation><text:note-body><text:p text:style-name="P71"><text:span text:style-name="T263">Vanaf een </text:span><text:span text:style-name="T281">L</text:span><text:span text:style-name="T263">ive </text:span><text:span text:style-name="T282">USB</text:span><text:span text:style-name="T267">-stick </text:span><text:span text:style-name="T268">(</text:span><text:span text:style-name="T267">of </text:span><text:span text:style-name="T282">DVD</text:span><text:span text:style-name="T268">)</text:span><text:span text:style-name="T22"> </text:span><text:span text:style-name="T263">kunt u opstarten en </text:span><text:span text:style-name="T16">met </text:span><text:span text:style-name="Strong_20_Emphasis"><text:span text:style-name="T203"><text:user-field-get text:name="Distro">Ubuntu</text:user-field-get></text:span></text:span><text:span text:style-name="Strong_20_Emphasis"><text:span text:style-name="T203"><text:s/></text:span></text:span><text:span text:style-name="T263">werken zonder enige bestanden op de harde schijf te wijzigen en maakt ook installatie van </text:span><text:span text:style-name="Strong_20_Emphasis"><text:span text:style-name="T203"><text:user-field-get text:name="Distro">Ubuntu</text:user-field-get></text:span></text:span><text:span text:style-name="Strong_20_Emphasis"><text:span text:style-name="T203"><text:s/></text:span></text:span><text:span text:style-name="T263">mogelijk.</text:span></text:p></text:note-body></text:note></text:span><text:span text:style-name="T78"> </text:span><text:span text:style-name="T81">USB</text:span><text:span text:style-name="T79">-stick</text:span><text:span text:style-name="T79"><text:note text:id="ftn6" text:note-class="footnote"><text:note-citation>3</text:note-citation><text:note-body><text:p text:style-name="P75"><text:span text:style-name="Strong_20_Emphasis"><text:span text:style-name="T113">In een grafische werkomgeving:<text:line-break/></text:span></text:span><text:span text:style-name="Strong_20_Emphasis"><text:span text:style-name="T85">Download </text:span></text:span><text:span text:style-name="Strong_20_Emphasis"><text:span text:style-name="T86">een </text:span></text:span><text:span text:style-name="Strong_20_Emphasis"><text:span text:style-name="T87">cd</text:span></text:span><text:span text:style-name="Strong_20_Emphasis"><text:span text:style-name="T114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8">, </text:span></text:span><text:span text:style-name="Strong_20_Emphasis"><text:span text:style-name="T90">klik op</text:span></text:span><text:span text:style-name="Strong_20_Emphasis"><text:span text:style-name="T91">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27"><text:user-field-get text:name="Version">22.04 LTS</text:user-field-get></text:span></text:span><text:span text:style-name="Strong_20_Emphasis"><text:span text:style-name="T121"><text:s/>(Jammy Jellyfish)</text:span></text:span><text:span text:style-name="Strong_20_Emphasis"><text:span text:style-name="T91">, </text:span></text:span><text:span text:style-name="Strong_20_Emphasis"><text:span text:style-name="T92">en </text:span></text:span><text:span text:style-name="Strong_20_Emphasis"><text:span text:style-name="T90">klik </text:span></text:span><text:span text:style-name="Strong_20_Emphasis"><text:span text:style-name="T92">vervolgens </text:span></text:span><text:span text:style-name="Strong_20_Emphasis"><text:span text:style-name="T93">achter</text:span></text:span><text:span text:style-name="Strong_20_Emphasis"><text:span text:style-name="T92"> </text:span></text:span><text:span text:style-name="Strong_20_Emphasis"><text:span text:style-name="T126">Server install</text:span></text:span><text:span text:style-name="Strong_20_Emphasis"><text:span text:style-name="T122"> image</text:span></text:span><text:span text:style-name="Strong_20_Emphasis"><text:span text:style-name="T92"> </text:span></text:span><text:span text:style-name="Strong_20_Emphasis"><text:span text:style-name="T93">op </text:span></text:span><text:span text:style-name="Strong_20_Emphasis"><text:span text:style-name="T119">64-bit PC (AMD64) </text:span></text:span><text:span text:style-name="Strong_20_Emphasis"><text:span text:style-name="T120">server install</text:span></text:span><text:span text:style-name="Strong_20_Emphasis"><text:span text:style-name="T119"> image</text:span></text:span><text:span text:style-name="Strong_20_Emphasis"><text:span text:style-name="T117">.</text:span></text:span><text:span text:style-name="Strong_20_Emphasis"><text:span text:style-name="T92"><text:line-break/></text:span></text:span><text:span text:style-name="Strong_20_Emphasis"><text:span text:style-name="T90">P</text:span></text:span><text:span text:style-name="Strong_20_Emphasis"><text:span text:style-name="T85">laats </text:span></text:span><text:span text:style-name="Strong_20_Emphasis"><text:span text:style-name="T86">een </text:span></text:span><text:span text:style-name="Strong_20_Emphasis"><text:span text:style-name="T87">usb</text:span></text:span><text:span text:style-name="Strong_20_Emphasis"><text:span text:style-name="T86">-stick </text:span></text:span><text:span text:style-name="Strong_20_Emphasis"><text:span text:style-name="T115">va</text:span></text:span><text:span text:style-name="Strong_20_Emphasis"><text:span text:style-name="T94">n </text:span></text:span><text:span text:style-name="Strong_20_Emphasis"><text:span text:style-name="T95">min</text:span></text:span><text:span text:style-name="Strong_20_Emphasis"><text:span text:style-name="T96">imaal</text:span></text:span><text:span text:style-name="Strong_20_Emphasis"><text:span text:style-name="T95"> </text:span></text:span><text:span text:style-name="Strong_20_Emphasis"><text:span text:style-name="T97">4</text:span></text:span><text:span text:style-name="Strong_20_Emphasis"><text:span text:style-name="T95"> GB. <text:line-break/></text:span></text:span><text:span text:style-name="Strong_20_Emphasis"><text:span text:style-name="T116">Zoek</text:span></text:span><text:span text:style-name="Strong_20_Emphasis"><text:span text:style-name="T95"> </text:span></text:span><text:span text:style-name="Strong_20_Emphasis"><text:span text:style-name="T123">s</text:span></text:span><text:span text:style-name="Strong_20_Emphasis"><text:span text:style-name="T124">ch</text:span></text:span><text:span text:style-name="Strong_20_Emphasis"><text:span text:style-name="T95"> en klik op het pictogram van</text:span></text:span><text:span text:style-name="Strong_20_Emphasis"><text:span text:style-name="T98"> </text:span></text:span><text:span text:style-name="Strong_20_Emphasis"><text:span text:style-name="T128">Schijven</text:span></text:span><text:span text:style-name="Strong_20_Emphasis"><text:span text:style-name="T99">. Selecteer de </text:span></text:span><text:span text:style-name="Strong_20_Emphasis"><text:span text:style-name="T100">usb</text:span></text:span><text:span text:style-name="Strong_20_Emphasis"><text:span text:style-name="T99">-stick in de lijst van schijven aan de linkerkant en klik rechtsboven op </text:span></text:span><text:span text:style-name="Strong_20_Emphasis"><text:span text:style-name="T125">Schijfinstellingen</text:span></text:span><text:span text:style-name="Strong_20_Emphasis"><text:span text:style-name="T99"> </text:span></text:span><text:span text:style-name="Strong_20_Emphasis"><text:span text:style-name="T125">⋮</text:span></text:span><text:span text:style-name="Strong_20_Emphasis"><text:span text:style-name="T99"> (icoontje met de drie puntjes).</text:span></text:span></text:p><text:p text:style-name="P52"><text:span text:style-name="Strong_20_Emphasis"><text:span text:style-name="T99"><text:tab/>Kies </text:span></text:span><text:span text:style-name="Strong_20_Emphasis"><text:span text:style-name="T125">Schijfkopie terugzetten</text:span></text:span><text:span text:style-name="Strong_20_Emphasis"><text:span text:style-name="T99"> en selecteer </text:span></text:span><text:span text:style-name="Strong_20_Emphasis"><text:span text:style-name="T101">het net</text:span></text:span><text:span text:style-name="Strong_20_Emphasis"><text:span text:style-name="T102"> gedownloade </text:span></text:span><text:span text:style-name="Strong_20_Emphasis"><text:span text:style-name="T103">cd</text:span></text:span><text:span text:style-name="T17">-beeldbestand </text:span><text:span text:style-name="T18">(.iso)</text:span><text:span text:style-name="Strong_20_Emphasis"><text:span text:style-name="T102">.</text:span></text:span></text:p><text:p text:style-name="P54"><text:span text:style-name="Strong_20_Emphasis"><text:span text:style-name="T99"><text:tab/>Klik op </text:span></text:span><text:span text:style-name="Strong_20_Emphasis"><text:span text:style-name="T125">Terugzetten starten</text:span></text:span><text:span text:style-name="Strong_20_Emphasis"><text:span text:style-name="T99"> en vervolgens op </text:span></text:span><text:span text:style-name="Strong_20_Emphasis"><text:span text:style-name="T125">Terugzetten</text:span></text:span><text:span text:style-name="Strong_20_Emphasis"><text:span text:style-name="T104">.<text:line-break/></text:span></text:span><text:span text:style-name="Strong_20_Emphasis"><text:span text:style-name="T105">O</text:span></text:span><text:span text:style-name="Strong_20_Emphasis"><text:span text:style-name="T86">f </text:span></text:span><text:span text:style-name="Strong_20_Emphasis"><text:span text:style-name="T106">gebruik </text:span></text:span><text:span text:style-name="Strong_20_Emphasis"><text:span text:style-name="T107">het programma </text:span></text:span><text:span text:style-name="Strong_20_Emphasis"><text:span text:style-name="T129">Etche</text:span></text:span><text:span text:style-name="Strong_20_Emphasis"><text:span text:style-name="T130">r</text:span></text:span><text:span text:style-name="Strong_20_Emphasis"><text:span text:style-name="T107"> </text:span></text:span><text:span text:style-name="Strong_20_Emphasis"><text:span text:style-name="T108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8">) </text:span></text:span><text:span text:style-name="Strong_20_Emphasis"><text:span text:style-name="T109">dat </text:span></text:span><text:span text:style-name="Strong_20_Emphasis"><text:span text:style-name="T86">beschikbaar </text:span></text:span><text:span text:style-name="Strong_20_Emphasis"><text:span text:style-name="T109">is </text:span></text:span><text:span text:style-name="Strong_20_Emphasis"><text:span text:style-name="T86">voor </text:span></text:span><text:span text:style-name="Strong_20_Emphasis"><text:span text:style-name="T99">Windows, </text:span></text:span><text:span text:style-name="Strong_20_Emphasis"><text:span text:style-name="T110">mac</text:span></text:span><text:span text:style-name="Strong_20_Emphasis"><text:span text:style-name="T111">OS</text:span></text:span><text:span text:style-name="Strong_20_Emphasis"><text:span text:style-name="T107">, </text:span></text:span><text:span text:style-name="Strong_20_Emphasis"><text:span text:style-name="T108">en </text:span></text:span><text:span text:style-name="Strong_20_Emphasis"><text:span text:style-name="T107">Linux</text:span></text:span><text:span text:style-name="Strong_20_Emphasis"><text:span text:style-name="T112">.</text:span></text:span></text:p></text:note-body></text:note></text:span><text:span text:style-name="T78"> </text:span><text:span text:style-name="T80">of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3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69">Try or Install Ubuntu </text:span></text:span><text:span text:style-name="Strong_20_Emphasis"><text:span text:style-name="T70">Server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installatie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82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3">Kies</text:span><text:span text:style-name="T184"> </text:span><text:span text:style-name="T186">Nederlands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43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2">Bij</text:span><text:span text:style-name="T214"> </text:span><text:span text:style-name="Strong_20_Emphasis"><text:span text:style-name="T220">Profile setup</text:span>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19">V</text:span><text:span text:style-name="T215">ul </text:span><text:span text:style-name="T216">in </text:span><text:span text:style-name="Strong_20_Emphasis"><text:span text:style-name="T220">Your</text:span></text:span><text:span text:style-name="Strong_20_Emphasis"><text:span text:style-name="T217"> n</text:span></text:span><text:span text:style-name="Strong_20_Emphasis"><text:span text:style-name="T218">a</text:span></text:span><text:span text:style-name="Strong_20_Emphasis"><text:span text:style-name="T220">me</text:span></text:span><text:span text:style-name="Strong_20_Emphasis"><text:span text:style-name="T207"> </text:span></text:span><text:span text:style-name="Definition"><text:span text:style-name="T4">gebruiker</text:span></text:span><text:span text:style-name="Strong_20_Emphasis"><text:span text:style-name="T208">, <text:line-break/></text:span></text:span><text:span text:style-name="Strong_20_Emphasis"><text:span text:style-name="T220">Your server</text:span></text:span><text:span text:style-name="Strong_20_Emphasis"><text:span text:style-name="T223">'</text:span></text:span><text:span text:style-name="Strong_20_Emphasis"><text:span text:style-name="T224">s name</text:span></text:span><text:span text:style-name="Definition"><text:span text:style-name="T13"> </text:span></text:span><text:span text:style-name="Definition"><text:span text:style-name="T6">serv</text:span></text:span><text:span text:style-name="Definition"><text:span text:style-name="T4">ernaam</text:span></text:span><text:span text:style-name="Strong_20_Emphasis"><text:span text:style-name="T207">,<text:line-break/></text:span></text:span><text:span text:style-name="Strong_20_Emphasis"><text:span text:style-name="T221">Pick a username</text:span></text:span><text:span text:style-name="Strong_20_Emphasis"><text:span text:style-name="T207"> </text:span></text:span><text:span text:style-name="Definition"><text:span text:style-name="T4">gebruikersnaam</text:span></text:span><text:span text:style-name="Strong_20_Emphasis"><text:span text:style-name="T207">, </text:span></text:span><text:span text:style-name="Strong_20_Emphasis"><text:span text:style-name="T210">en</text:span></text:span><text:span text:style-name="Strong_20_Emphasis"><text:span text:style-name="T207"><text:line-break/></text:span></text:span><text:span text:style-name="Strong_20_Emphasis"><text:span text:style-name="T209">g</text:span></text:span><text:span text:style-name="Strong_20_Emphasis"><text:span text:style-name="T206">eef tweemaal een </text:span></text:span><text:span text:style-name="Strong_20_Emphasis"><text:span text:style-name="T213">wachtwoord</text:span></text:span><text:span text:style-name="Strong_20_Emphasis"><text:span text:style-name="T206">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90251963026731" text:continue-numbering="true" text:style-name="L1">
        <text:list-item>
          <text:p text:style-name="P77"><text:span text:style-name="Strong_20_Emphasis"><text:span text:style-name="T71">Installatie </text:span></text:span><text:span text:style-name="Strong_20_Emphasis"><text:span text:style-name="T72">afronden</text:span></text:span></text:p>
        </text:list-item>
      </text:list>
      <text:p text:style-name="P38"><text:span text:style-name="Strong_20_Emphasis"><text:span text:style-name="T3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6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43">Installeer </text:span></text:span><text:span text:style-name="Strong_20_Emphasis"><text:span text:style-name="T60">pakket kz</text:span></text:span><text:span text:style-name="Strong_20_Emphasis"><text:span text:style-name="T60"><text:note text:id="ftn7" text:note-class="footnote"><text:note-citation>1</text:note-citation><text:note-body><text:p text:style-name="P53"><text:span text:style-name="T270">Debian-p</text:span>akket kz plaatst documenten en scripts van Karel Zimmer <text:span text:style-name="T269">(zie 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70"><text:span text:style-name="T5">Typ </text:span><text:span text:style-name="Strong_20_Emphasis"><text:span text:style-name="T45">'</text:span></text:span><text:span text:style-name="User_20_Entry"><text:span text:style-name="T28">wget karelzimmer.nl/</text:span></text:span><text:span text:style-name="User_20_Entry"><text:span text:style-name="T29">kz; </text:span></text:span><text:span text:style-name="User_20_Entry"><text:span text:style-name="T32">bash</text:span></text:span><text:span text:style-name="User_20_Entry"><text:span text:style-name="T31"> kz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46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6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52">Rond de</text:span></text:span><text:span text:style-name="Strong_20_Emphasis"><text:span text:style-name="T53"> installatie </text:span></text:span><text:span text:style-name="Strong_20_Emphasis"><text:span text:style-name="T52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3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4">3 - Installatie afrond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8"><text:span text:style-name="Strong_20_Emphasis"><text:span text:style-name="T39"><text:tab/></text:span></text:span></text:p>
      <text:p text:style-name="P39"><text:span text:style-name="Strong_20_Emphasis"><text:span text:style-name="T51"/></text:span></text:p>
      <text:p text:style-name="P40"><text:span text:style-name="Strong_20_Emphasis"><text:span text:style-name="T47"/></text:span></text:p>
      <text:list xml:id="list90252854354004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9">Aanmelden als </text:span></text:span><text:span text:style-name="Definition"><text:span text:style-name="T9">gebruiker</text:span></text:span><text:span text:style-name="Strong_20_Emphasis"><text:span text:style-name="T54"><text:note text:id="ftn8" text:note-class="footnote"><text:note-citation>1</text:note-citation><text:note-body><text:p text:style-name="P49"><text:span text:style-name="User_20_Entry"><text:span text:style-name="T144">E</text:span></text:span><text:span text:style-name="User_20_Entry"><text:span text:style-name="T146">ventuele extra </text:span></text:span><text:span text:style-name="Definition"><text:span text:style-name="T278">gebruiker</text:span></text:span><text:span text:style-name="User_20_Entry"><text:span text:style-name="T145">s</text:span></text:span><text:span text:style-name="User_20_Entry"><text:span text:style-name="T146"> aanmelden en dezelfde stappen uitvoeren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5">R</text:span></text:span><text:span text:style-name="Strong_20_Emphasis"><text:span text:style-name="T56">icht </text:span></text:span><text:span text:style-name="Strong_20_Emphasis"><text:span text:style-name="T57">de </text:span></text:span><text:span text:style-name="Strong_20_Emphasis"><text:span text:style-name="T62">gebruiker</text:span></text:span><text:span text:style-name="Strong_20_Emphasis"><text:span text:style-name="T56"> </text:span></text:span><text:span text:style-name="Strong_20_Emphasis"><text:span text:style-name="T58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63">Typ </text:span></text:span><text:span text:style-name="Strong_20_Emphasis"><text:span text:style-name="T45">'</text:span></text:span><text:span text:style-name="User_20_Entry"><text:span text:style-name="T29">kz </text:span></text:span><text:span text:style-name="User_20_Entry"><text:span text:style-name="T30">menu</text:span></text:span><text:span text:style-name="Strong_20_Emphasis"><text:span text:style-name="T45">'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64">Selecteer</text:span></text:span><text:span text:style-name="Strong_20_Emphasis"><text:span text:style-name="T50"> </text:span></text:span><text:span text:style-name="Strong_20_Emphasis"><text:span text:style-name="T75">4 - Gebruiker inricht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6"><text:span text:style-name="Strong_20_Emphasis"><text:span text:style-name="T59"/></text:span></text:p>
      <text:p text:style-name="P35"/>
      <text:p text:style-name="P27"><text:span text:style-name="T147">E</text:span><text:span text:style-name="T148">inde c</text:span><text:span text:style-name="T149">hecklist, </text:span><text:span text:style-name="T150">d</text:span><text:span text:style-name="T149">e installatie van </text:span><text:span text:style-name="Strong_20_Emphasis"><text:span text:style-name="T161"><text:user-field-get text:name="Distro">Ubuntu</text:user-field-get></text:span></text:span><text:span text:style-name="T151"><text:s/></text:span><text:span text:style-name="T152"><text:user-field-get text:name="Version">22.04 LTS</text:user-field-get></text:span><text:span text:style-name="Strong_20_Emphasis"><text:span text:style-name="T162"><text:s/></text:span></text:span><text:span text:style-name="Strong_20_Emphasis"><text:span text:style-name="T76"><text:user-field-get text:name="Edition">Server</text:user-field-get></text:span></text:span><text:span text:style-name="Strong_20_Emphasis"><text:span text:style-name="T76"><text:s/></text:span></text:span><text:span text:style-name="T149">is voltooid.</text:span></text:p>
      <text:p text:style-name="P11"/>
      <text:p text:style-name="P6"><text:span text:style-name="Emphasis"><text:span text:style-name="T228">Geschreven </text:span></text:span><text:span text:style-name="Emphasis"><text:span text:style-name="T226">d</text:span></text:span><text:span text:style-name="Emphasis"><text:span text:style-name="T22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2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0">CC0 1.0 Universeel</text:span></text:span></text:a><text:span text:style-name="Emphasis"><text:span text:style-name="T228">,</text:span></text:span><text:span text:style-name="Emphasis"><text:span text:style-name="T225"> </text:span></text:span><text:span text:style-name="Strong_20_Emphasis"><text:span text:style-name="T47"><text:user-field-get style:data-style-name="N0" text:name="Releaseyear">2022</text:user-field-get></text:span></text:span><text:span text:style-name="Emphasis"><text:span text:style-name="T227">-</text:span></text:span><text:span text:style-name="Emphasis"><text:span text:style-name="T227"><text:date style:data-style-name="N10107" text:date-value="2023-08-21T09:02:51.573835518">2023</text:date></text:span></text:span><text:span text:style-name="Emphasis"><text:span text:style-name="T2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8-21T09:02:51.299466909">21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21T09:02:51.114458389</dc:date>
    <meta:keyword>Installatie</meta:keyword>
    <meta:keyword>Checklist</meta:keyword>
    <meta:keyword>Linux</meta:keyword>
    <meta:editing-cycles>6752</meta:editing-cycles>
    <meta:editing-duration>P11DT22H2M30S</meta:editing-duration>
    <dc:creator>Karel Zimmer</dc:creator>
    <meta:document-statistic meta:table-count="4" meta:image-count="0" meta:object-count="0" meta:page-count="4" meta:paragraph-count="70" meta:word-count="485" meta:character-count="3330" meta:non-whitespace-character-count="2880"/>
    <meta:user-defined meta:name="Info 1"/>
    <meta:user-defined meta:name="Info 2"/>
    <meta:user-defined meta:name="Info 3"/>
    <meta:user-defined meta:name="Info 4"/>
  </office:meta>
</office:document-meta>
</file>